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4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5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8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9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1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2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5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7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8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20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2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4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5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6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1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3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4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5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37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38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3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4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4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4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4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4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47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48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5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5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Vilna1" style:font-size-complex="7pt"/>
    </style:style>
    <style:style style:name="P60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6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63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64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6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5cb323" style:font-size-asian="5pt" style:font-name-complex="Guttman Rashi" style:font-size-complex="5pt"/>
    </style:style>
    <style:style style:name="P6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6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fo:letter-spacing="0.106cm"/>
    </style:style>
    <style:style style:name="T4" style:family="text">
      <style:text-properties fo:letter-spacing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0% 100%" fo:font-size="10pt" style:font-size-asian="10pt" style:font-size-complex="10pt"/>
    </style:style>
    <style:style style:name="T7" style:family="text">
      <style:text-properties style:text-position="0% 100%" fo:font-size="10pt" officeooo:rsid="003d98a5" style:font-size-asian="10pt" style:font-size-complex="10pt"/>
    </style:style>
    <style:style style:name="T8" style:family="text">
      <style:text-properties style:text-position="0% 100%" fo:font-size="10pt" officeooo:rsid="003f591c" style:font-size-asian="10pt" style:font-size-complex="10pt"/>
    </style:style>
    <style:style style:name="T9" style:family="text">
      <style:text-properties style:text-position="0% 100%" fo:font-size="10pt" officeooo:rsid="0040b6f4" style:font-size-asian="10pt" style:font-size-complex="10pt"/>
    </style:style>
    <style:style style:name="T10" style:family="text">
      <style:text-properties style:text-position="0% 100%" fo:font-size="10pt" officeooo:rsid="004fb632" style:font-size-asian="10pt" style:font-size-complex="10pt"/>
    </style:style>
    <style:style style:name="T11" style:family="text">
      <style:text-properties style:text-position="0% 100%" fo:font-size="10pt" officeooo:rsid="005479f7" style:font-size-asian="10pt" style:font-size-complex="10pt"/>
    </style:style>
    <style:style style:name="T12" style:family="text">
      <style:text-properties style:text-position="0% 100%" fo:font-size="10pt" officeooo:rsid="005cb323" style:font-size-asian="10pt" style:font-size-complex="10pt"/>
    </style:style>
    <style:style style:name="T13" style:family="text">
      <style:text-properties style:font-name-complex="Guttman Rashi"/>
    </style:style>
    <style:style style:name="T14" style:family="text">
      <style:text-properties style:font-name-complex="Guttman Rashi" style:font-size-complex="5pt"/>
    </style:style>
    <style:style style:name="T15" style:family="text">
      <style:text-properties style:font-name-complex="Guttman Rashi" style:font-size-complex="4pt"/>
    </style:style>
    <style:style style:name="T16" style:family="text">
      <style:text-properties style:font-name-complex="Guttman Rashi" style:font-size-complex="6pt"/>
    </style:style>
    <style:style style:name="T17" style:family="text">
      <style:text-properties officeooo:rsid="0039a848" style:font-name-complex="Guttman Rashi"/>
    </style:style>
    <style:style style:name="T18" style:family="text">
      <style:text-properties officeooo:rsid="003d98a5" style:font-name-complex="Guttman Rashi"/>
    </style:style>
    <style:style style:name="T19" style:family="text">
      <style:text-properties officeooo:rsid="003f591c" style:font-name-complex="Guttman Rashi"/>
    </style:style>
    <style:style style:name="T20" style:family="text">
      <style:text-properties officeooo:rsid="003ff9b6" style:font-name-complex="Guttman Rashi"/>
    </style:style>
    <style:style style:name="T21" style:family="text">
      <style:text-properties officeooo:rsid="0040b6f4" style:font-name-complex="Guttman Rashi"/>
    </style:style>
    <style:style style:name="T22" style:family="text">
      <style:text-properties officeooo:rsid="00460f83" style:font-name-complex="Guttman Rashi"/>
    </style:style>
    <style:style style:name="T23" style:family="text">
      <style:text-properties officeooo:rsid="004771e3" style:font-name-complex="Guttman Rashi"/>
    </style:style>
    <style:style style:name="T24" style:family="text">
      <style:text-properties officeooo:rsid="004fb632" style:font-name-complex="Guttman Rashi"/>
    </style:style>
    <style:style style:name="T25" style:family="text">
      <style:text-properties officeooo:rsid="00534aa1" style:font-name-complex="Guttman Rashi"/>
    </style:style>
    <style:style style:name="T26" style:family="text">
      <style:text-properties officeooo:rsid="005479f7" style:font-name-complex="Guttman Rashi"/>
    </style:style>
    <style:style style:name="T27" style:family="text">
      <style:text-properties officeooo:rsid="00571993" style:font-name-complex="Guttman Rashi"/>
    </style:style>
    <style:style style:name="T28" style:family="text">
      <style:text-properties officeooo:rsid="005cb323" style:font-name-complex="Guttman Rashi"/>
    </style:style>
    <style:style style:name="T29" style:family="text">
      <style:text-properties fo:font-size="2pt" style:font-size-asian="2pt" style:font-name-complex="Guttman Rashi" style:font-size-complex="2pt"/>
    </style:style>
    <style:style style:name="T30" style:family="text">
      <style:text-properties officeooo:rsid="0037f815"/>
    </style:style>
    <style:style style:name="T31" style:family="text">
      <style:text-properties officeooo:rsid="00386b6e"/>
    </style:style>
    <style:style style:name="T32" style:family="text">
      <style:text-properties officeooo:rsid="003ac8e5"/>
    </style:style>
    <style:style style:name="T33" style:family="text">
      <style:text-properties officeooo:rsid="003bc738"/>
    </style:style>
    <style:style style:name="T34" style:family="text">
      <style:text-properties style:font-name-complex="Guttman Vilna1"/>
    </style:style>
    <style:style style:name="T35" style:family="text">
      <style:text-properties officeooo:rsid="004adb08" style:font-name-complex="Guttman Vilna1"/>
    </style:style>
    <style:style style:name="T36" style:family="text">
      <style:text-properties officeooo:rsid="004adb08"/>
    </style:style>
    <style:style style:name="T37" style:family="text">
      <style:text-properties style:font-size-complex="4pt"/>
    </style:style>
    <style:style style:name="T38" style:family="text">
      <style:text-properties fo:font-size="4pt" style:font-size-asian="4pt" style:font-size-complex="4pt"/>
    </style:style>
    <style:style style:name="T39" style:family="text">
      <style:text-properties fo:font-size="4pt" officeooo:rsid="004adb08" style:font-size-asian="4pt" style:font-size-complex="4pt"/>
    </style:style>
    <style:style style:name="T40" style:family="text">
      <style:text-properties officeooo:rsid="004b81e9"/>
    </style:style>
    <style:style style:name="T41" style:family="text">
      <style:text-properties officeooo:rsid="004de4ee"/>
    </style:style>
    <style:style style:name="T42" style:family="text">
      <style:text-properties officeooo:rsid="004fb632"/>
    </style:style>
    <style:style style:name="T43" style:family="text">
      <style:text-properties officeooo:rsid="005cb323"/>
    </style:style>
    <style:style style:name="T44" style:family="text">
      <style:text-properties fo:font-size="7pt" style:font-size-asian="7pt" style:font-size-complex="9pt"/>
    </style:style>
    <style:style style:name="T45" style:family="text">
      <style:text-properties fo:font-size="7pt" style:font-size-asian="7pt" style:font-size-complex="7pt"/>
    </style:style>
    <style:style style:name="T46" style:family="text">
      <style:text-properties fo:font-size="7pt" style:font-size-asian="7pt" style:font-size-complex="5pt"/>
    </style:style>
    <style:style style:name="T47" style:family="text">
      <style:text-properties fo:font-size="7pt" style:font-size-asian="7pt" style:font-size-complex="3pt"/>
    </style:style>
    <style:style style:name="T48" style:family="text">
      <style:text-properties fo:font-size="7pt" style:font-size-asian="7pt" style:font-size-complex="11pt"/>
    </style:style>
    <style:style style:name="T49" style:family="text">
      <style:text-properties fo:font-size="7pt" style:font-size-asian="7pt" style:font-size-complex="13pt"/>
    </style:style>
    <style:style style:name="T50" style:family="text">
      <style:text-properties fo:font-size="7pt" style:font-size-asian="7pt" style:font-size-complex="15pt"/>
    </style:style>
    <style:style style:name="T51" style:family="text">
      <style:text-properties fo:font-size="7pt" style:font-size-asian="7pt" style:font-size-complex="17pt"/>
    </style:style>
    <style:style style:name="T52" style:family="text">
      <style:text-properties fo:font-size="7pt" style:font-size-asian="7pt" style:font-size-complex="19pt"/>
    </style:style>
    <style:style style:name="T53" style:family="text">
      <style:text-properties fo:font-size="7pt" style:font-size-asian="7pt" style:font-size-complex="21pt"/>
    </style:style>
    <style:style style:name="T54" style:family="text">
      <style:text-properties officeooo:rsid="005d9d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ספר</text:p>
      <text:p text:style-name="P1"/>
      <text:p text:style-name="P6">מצהלו<text:span text:style-name="T1">ת</text:span> חתני<text:span text:style-name="T2">ם</text:span>.</text:p>
      <text:p text:style-name="P3">__________________</text:p>
      <text:p text:style-name="P36"/>
      <text:p text:style-name="P7">והוא <text:s/>קונטרס קטן.</text:p>
      <text:p text:style-name="P9"/>
      <text:p text:style-name="P3">מעט הכמות ורב האיכות.</text:p>
      <text:p text:style-name="P10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"/>
      <text:p text:style-name="P33">בו כל דיני אירוסין ונישואין בשל<text:span text:style-name="T30">י</text:span>מות. ודיני שבע ברכות.</text:p>
      <text:p text:style-name="P33">ופי’ על שבע ברכות. בו תמצא טעם על כל מנהגים</text:p>
      <text:p text:style-name="P33">שנוהגים <text:span text:style-name="T31">קודם</text:span> החופה. ותחת החופה. ואחר החופה.</text:p>
      <text:p text:style-name="P33">בו יבואר מעלת החתן אם נושא אשה לש"ש ועונש המבטל</text:p>
      <text:p text:style-name="P33">מצות פ"ו. ומעלת השושבינין. ודיני תענית חתן וכלה ביום</text:p>
      <text:p text:style-name="P33">חופתם. ובאיזה ימים אינם צריכין להתענות. ודין שאין</text:p>
      <text:p text:style-name="P33">אומרים תחינה בבי"הכנ שהחתן בו. ועד מתי נקראים</text:p>
      <text:p text:style-name="P33">ז’ ימי המשתה. ודין בעילת מצוה וברכתה. ותוכחת מוסר</text:p>
      <text:p text:style-name="P33">להחתן ולכל אנשי הסעודה. ובאיזה ימים אסור לעשות</text:p>
      <text:p text:style-name="P34">נישואין:</text:p>
      <text:p text:style-name="P4">___________</text:p>
      <text:p text:style-name="P11"/>
      <text:p text:style-name="P12">כל <text:s/>אלה נאספו מספרי גדולי אנשי השם וחוברו ע"י הרב כו’</text:p>
      <text:p text:style-name="P12">חכם נבון ושלום כבוד זכרו ושמו נודע דור לדור ע"י חבוריו</text:p>
      <text:p text:style-name="P11">המפורסמים:</text:p>
      <text:p text:style-name="P5">________________________________________</text:p>
      <text:p text:style-name="P37"><text:span text:style-name="T3">יאהאנניסבור</text:span><text:span text:style-name="T4">ג.</text:span></text:p>
      <text:p text:style-name="P8"><text:soft-page-break/></text:p>
      <text:p text:style-name="P13"/>
      <text:p text:style-name="P13">דיני הזכרות נשמות ואב הרחמים כשיש חתן בבה"כ</text:p>
      <text:p text:style-name="P13"/>
      <text:p text:style-name="P38"><text:span text:style-name="T6">חיוב</text:span> <text:span text:style-name="T13">אחד יש לקרותו קודם לאחרים. ומי שנשא בתולה</text:span></text:p>
      <text:p text:style-name="P15"><text:span text:style-name="T15"><text:s/></text:span><text:span text:style-name="T13">קודם לנושא אלמנה. ואלמנה לחלוצה וגרוש</text:span><text:span text:style-name="T17">ה</text:span><text:span text:style-name="T13">:</text:span></text:p>
      <text:p text:style-name="P14"><text:span text:style-name="T5">אם</text:span> <text:span text:style-name="T13">יש שני חיובים שוים. יש לילך אחר ידיעתם בתורה.</text:span></text:p>
      <text:p text:style-name="P24"><text:s text:c="3"/>ואם שניהם ת"ח ת"ח בעל הוראה קודם לת"ח מפולפל</text:p>
      <text:p text:style-name="P25">ואינו בעל הוראה:</text:p>
      <text:p text:style-name="P13"/>
      <text:p text:style-name="P17"><text:span text:style-name="T5">המנהג</text:span> <text:span text:style-name="T13">להזכיר נשמות בכל ב’ וה’. מלבד הימים שאין אומרים</text:span></text:p>
      <text:p text:style-name="P17"><text:span text:style-name="T29"><text:s text:c="3"/></text:span><text:span text:style-name="T13"><text:s/>בהם תחנון. כגון ר"ח. חנוכה. פורים גדול</text:span></text:p>
      <text:p text:style-name="P22">ופורים קטן. וכל חדש ניסן ול"ג בעומר. ומתחלת סיון עד</text:p>
      <text:p text:style-name="P22">אחר אסרו חג ויש מוסיפין עד י"ג בסיון. וערב ר"ה. וימים</text:p>
      <text:p text:style-name="P22">שבין יוה"כ לסוכות. ואסרו חג סוכות. ויש מוסיפין <text:span text:style-name="T32">אחר ר"ח</text:span></text:p>
      <text:p text:style-name="P26">חשוון. וט"ו בשב<text:span text:style-name="T33">ט</text:span>. וט"ו באב. ותשעה באב. ויש מוסיפין ג"כ</text:p>
      <text:p text:style-name="P22">פסחא זעירא שהוא י"ד אייר. וכן אם יש מילה או חתן בבה"כ</text:p>
      <text:p text:style-name="P22">הימים הללו אם חל אחד מהם בב וה’ אין מזכירין בהם נשמות:</text:p>
      <text:p text:style-name="P16"/>
      <text:p text:style-name="P17"><text:span text:style-name="T5">בשבת</text:span> <text:span text:style-name="T13">שמזכירין בו נשמות אומרים אח"כ אב הרחמים.</text:span></text:p>
      <text:p text:style-name="P17"><text:span text:style-name="T16"><text:s text:c="2"/></text:span><text:span text:style-name="T13"><text:s/></text:span><text:span text:style-name="T14"><text:s text:c="2"/></text:span><text:span text:style-name="T13"><text:s/>ובשבתות שאין מזכירין נשמות כמו שנתבאר אין</text:span></text:p>
      <text:p text:style-name="P22">אומרים אב הרחמים ג"כ רק בימי הספירה דהיינו מן אחר</text:p>
      <text:p text:style-name="P22">הפסח עד חג השבועות שאומרים אב הרחמים בכל השבתות</text:p>
      <text:p text:style-name="P22">שבינתיים אפילו בשבתות שמברכין בהם חודש אייר וחודש סיון</text:p>
      <text:p text:style-name="P22">ואפילו יש מילה או <text:span text:style-name="T34">חתונה</text:span> בשבתות אלו אומרים אב הרחמים.</text:p>
      <text:p text:style-name="P22">ואם ר"ח אייר חל בשבת אין אומרי’ אב הרחמי’ (שערי אפרים):</text:p>
      <text:p text:style-name="P35"/>
      <text:p text:style-name="P23">_________________________________________________________</text:p>
      <text:p text:style-name="P22"/>
      <text:p text:style-name="P22"/>
      <text:p text:style-name="P22"/>
      <text:p text:style-name="P45"><text:soft-page-break/>) 1 (</text:p>
      <text:p text:style-name="P45"/>
      <text:p text:style-name="P45">גודל העונש אם יהודי אינו נושא אשה</text:p>
      <text:p text:style-name="P44"/>
      <text:p text:style-name="P40"><text:span text:style-name="T7">הנה</text:span> <text:span text:style-name="T18">ראשית והתחלת בריאת האדם היתה זכר ונקבה.</text:span></text:p>
      <text:p text:style-name="P18"><text:span text:style-name="T13"><text:s text:c="5"/></text:span><text:span text:style-name="T20">כ</text:span><text:span text:style-name="T13">י מעט זה שהיה אדם לבדו כנודע. ומיד ויאמר ה’</text:span></text:p>
      <text:p text:style-name="P30">לא טוב היות אדם לבדו אעשה לו עזר כנגדו. וזו היא מצוה</text:p>
      <text:p text:style-name="P30">ראשונה שבתורה פריה ורביה וכפולה היא בתורה כנודע.</text:p>
      <text:p text:style-name="P30">וע"כ יעזוב איש את אביו ואת אמו ודבק באשתו והיה</text:p>
      <text:p text:style-name="P48"><text:s/>לבשר אחד:</text:p>
      <text:p text:style-name="P41"><text:span text:style-name="T8">וגודל</text:span> <text:span text:style-name="T19">העונש מי שלא נשא אש</text:span><text:span text:style-name="T25">ה</text:span><text:span text:style-name="T19"> בזמנו ידוע במאמר חז"ל</text:span></text:p>
      <text:p text:style-name="P19"><text:span text:style-name="T19"><text:s text:c="4"/>ע</text:span><text:span text:style-name="T13">ד עשרים שנה הקב"ה מצפה שמא ישא אשה.</text:span></text:p>
      <text:p text:style-name="P49">מעשרים שנה ואילך אמר הקב”ה תיפחנה עצמותיו ")</text:p>
      <text:p text:style-name="P42"><text:span text:style-name="T9">ומצוה</text:span> <text:span text:style-name="T21">מן המובחר ליקח אשה כשהוא בן י"ח שנה כלישנא</text:span></text:p>
      <text:p text:style-name="P31"><text:s text:c="4"/>דמתניתא בן שמונה עשרה לחופה. ואע"ג דכל</text:p>
      <text:p text:style-name="P32">המצוות מחוייב לקיים משנת י"ג מצוה זו חייבוהו חכמים משנת</text:p>
      <text:p text:style-name="P27">י"ח לפי שצריך ללמוד קודם וכמו שאמרו באבות סוף פ"ה בן</text:p>
      <text:p text:style-name="P27">חמש עשרה לתלמוד. וכל מי שאינו עוסק בפ"ו כאלו שופך</text:p>
      <text:p text:style-name="P27">דמים וכאלו ממעט הדמות. וגורם לשכינה שתסתלק מישראל</text:p>
      <text:p text:style-name="P27">כדאי’ במסכת יבמות. ואמרו חז"ל בב"ר פ’ י"ז תני רבי יעקב</text:p>
      <text:p text:style-name="P27">כל מי שאין לו אשה שרוי בלא טובה. בלא עזר (כדגרסינן בפ’</text:p>
      <text:p text:style-name="P20"><text:span text:style-name="T13">הבע"י במה אשה עוזרתו לאדם. מביא חטי</text:span><text:span text:style-name="T22">ם</text:span><text:span text:style-name="T13"> חטים כוסם</text:span></text:p>
      <text:p text:style-name="P20"><text:span text:style-name="T13">פשתן פשתן לובש. ל</text:span><text:span text:style-name="T23">א</text:span><text:span text:style-name="T13"> נמצאת מאירה </text:span><text:span text:style-name="T22">ע</text:span><text:span text:style-name="T13">יניו ומעמידתו על</text:span></text:p>
      <text:p text:style-name="P27">רגליו) בלא שמחה (דשמחת לבב אשה) בלא ברכה (שבשבילה</text:p>
      <text:p text:style-name="P27">הבית מתברך כי איש ואשה שכינה ביניהם. וגם זה לפי</text:p>
      <text:p text:style-name="P28">הטבע שהיא משתדלת בצרכי ביתה) בלא כפרה (וכגרסינן</text:p>
      <text:p text:style-name="P28">בפרק הבא על יבמתו א"ר חגא בר חנינא כיון שנושא אשה</text:p>
      <text:p text:style-name="P28">עונותיו מתפקקים) רבי סימון בשם רבי יודא בן לוי אמר</text:p>
      <text:p text:style-name="P28">אף בלא שלום שנאמר ואתה שלום וביתך שלום. רבי חייא בר</text:p>
      <text:p text:style-name="P28">גמדי אמר אף אינו אדם שלם שנאמר ויברך אותם ויקרא את</text:p>
      <text:p text:style-name="P28">שמם אדם. שניהם כאחד קרויים אדם. רבי יהושע דסכנין</text:p>
      <text:p text:style-name="P28">בשם רבי לוי אמר אף בלא חיים שנאמר (קהלת ט’) ראה</text:p>
      <text:p text:style-name="P28">חיים עם האשה אשר אהבת (דעל ידה מאריך ימים וחיים</text:p>
      <text:p text:style-name="P28">יותר). וכ"ש כשהיא נאה כדאמרינן ג’ דברים מאריכים ימיו</text:p>
      <text:p text:style-name="P51">___________________<text:tab/><text:tab/> <text:s text:c="26"/>של <text:s text:c="13"/></text:p>
      <text:p text:style-name="P29"><text:s/></text:p>
      <text:p text:style-name="P53">"<text:span text:style-name="T36">) (</text:span><text:span text:style-name="T35">תפחנה עצמותיו</text:span><text:span text:style-name="T36">) קידושין דף כ"ט </text:span><text:span text:style-name="T39">•</text:span><text:span text:style-name="T36"> משום דכתיב אצל אשה</text:span></text:p>
      <text:p text:style-name="P54">(בראשי’ ב) זאת הפעם עצם מעצ<text:span text:style-name="T40">מ</text:span>י <text:span text:style-name="T38">•</text:span> והוא אינו רוצה אותה ולהחזיק בעצם</text:p>
      <text:p text:style-name="P54">שלו <text:span text:style-name="T37">•</text:span> ע"כ אמר הקב"ה תפחנה עצמותיו מדה כנגד מדה (דרישה):</text:p>
      <text:p text:style-name="P46"><text:soft-page-break/>) <text:span text:style-name="T41">2</text:span> (</text:p>
      <text:p text:style-name="P61"/>
      <text:p text:style-name="P52">של אדם אשה נאה כו’ יפ"ת). וי"א אף ממעט את הדמות</text:p>
      <text:p text:style-name="P52">(שאינו מוליד בנים שנבראי’ בדמותו וצלמו שנאמ’ בצלמנו כדמותינו:</text:p>
      <text:p text:style-name="P63"/>
      <text:p text:style-name="P47">מעלת החתן אם נושא אשה לש"ש</text:p>
      <text:p text:style-name="P64"/>
      <text:p text:style-name="P39"><text:span text:style-name="T10">אמרו</text:span> <text:span text:style-name="T24">חז"ל כי החתן נקרא ") מלך. והלוא כמו זר נחשב.</text:span></text:p>
      <text:p text:style-name="P21"><text:span text:style-name="T24"><text:s text:c="4"/>כ</text:span><text:span text:style-name="T13">י מה מלכות יערכו לו. גם כי יהיה שורר בביתו.</text:span></text:p>
      <text:p text:style-name="P50"><text:span text:style-name="T42">לא ע"י כן הגיע למלכות:</text:span> </text:p>
      <text:p text:style-name="P43"><text:span text:style-name="T11">אך</text:span> <text:span text:style-name="T26">אחשבה כי הלא זה הדבר אשר </text:span><text:span text:style-name="T28">יד</text:span><text:span text:style-name="T26">ענו מרז”ל כי <text:s/>הנושא</text:span></text:p>
      <text:p text:style-name="P55"><text:s text:c="3"/>אשה ומה גם אם הוא לשם שמי’ מוחלין לו על כל עונותיו</text:p>
      <text:p text:style-name="P55">כאשר למדו חז”ל מפסוק ויקח את מחלת וגו’. עוד ידענו</text:p>
      <text:p text:style-name="P55">מרז”ל כי בכל מצוה שאדם עושה בורא מלאך פרקליט. והנה</text:p>
      <text:p text:style-name="P56">אפילו רקנין שבישראל מלאים מצות כרמון. נמצא כי גדוד</text:p>
      <text:p text:style-name="P57">יגודנו לכל איש כמוך. אך לא מלך יקרא כל עוד שלעומתם</text:p>
      <text:p text:style-name="P57">יהי’ לו כמה עבירות אשר בכל אחד מהם ברא משחית מחבל</text:p>
      <text:p text:style-name="P57">אשר עונותיו ילכדונו ויסירו ממנו אדר מלכות. כי יהי’ מערכה</text:p>
      <text:p text:style-name="P57">מול מערה. לכן כאשר יקח איש אשה לשם שמים אשר אז</text:p>
      <text:p text:style-name="P57">עונותיו נמחלים. שהוא כי יתן אל לבו יום המיתה כי על כן</text:p>
      <text:p text:style-name="P57">לורח אשה ויהיה קיים במין. וישוב בתשובה. אז מלך</text:p>
      <text:p text:style-name="P57">יקרא באמת. כי באמת כי מערכת משחיתין שלו נדדו הלכו.</text:p>
      <text:p text:style-name="P57">וחיל מלאכיו אשר ברא מזכויותיו עומדים לפניו. הלא זה יעשה</text:p>
      <text:p text:style-name="P57">מלוכה כי רב חילו אל חא לכל דם יקרה זה כי אם לאשר</text:p>
      <text:p text:style-name="P57">זכה לוקח אשה בלי פניה. רק לעשות מצות ה’ ברה (אלשיך</text:p>
      <text:p text:style-name="P58"><text:span text:style-name="T27">תהלים מזמור מ”ה)</text:span><text:span text:style-name="T24">:</text:span></text:p>
      <text:p text:style-name="P67"><text:span text:style-name="T12">ובפד"א</text:span> <text:span text:style-name="T28">פ’ ט"ז אי’ החתן דומה למלך. מה אמלך אינו</text:span></text:p>
      <text:p text:style-name="P59"><text:span text:style-name="T13"><text:tab/>יוצא לשוק לשוק לבדו (משום כבוד) כך החתן אינו</text:span></text:p>
      <text:p text:style-name="P59"><text:span text:style-name="T13">יוצא לשוק לבדו. מה המלך לובש בגדי כבוד כך החתן לובש</text:span></text:p>
      <text:p text:style-name="P59"><text:span text:style-name="T13">בגדי כבוד וכמ"ש (ישעי’ ס"א) כחתן יכהן פאר וגו’ ולשון</text:span></text:p>
      <text:p text:style-name="P59"><text:span text:style-name="T13">יכהן הוא כבגדי כהונה שנאמר בהם לכבוד ולתפארת) כל</text:span></text:p>
      <text:p text:style-name="P59"><text:span text:style-name="T13">שבעת ימי המשתה. מה המלך מקלסין אותו הכל כך החתן</text:span></text:p>
      <text:p text:style-name="P59"><text:span text:style-name="T13">מקלסין אותו כל שבעת ימי המשתה (כמ"ש קול חתן וקול</text:span></text:p>
      <text:p text:style-name="P59"><text:span text:style-name="T13">כלה. שנראה פירושו שבתוך קולות של ששון ושמחה שאמר</text:span></text:p>
      <text:p text:style-name="P59"><text:span text:style-name="T13">תחלה. נשמע שמזכירים בקולם שם חתן וכלה שמשבחין</text:span></text:p>
      <text:p text:style-name="P60">___________________<text:tab/><text:tab/> <text:s text:c="24"/><text:span text:style-name="T54">ומקלסין</text:span> <text:s text:c="13"/></text:p>
      <text:p text:style-name="P62"/>
      <text:p text:style-name="P66">"<text:span text:style-name="T36">) פי’ שכל העם מכבדין ומחבבין את מלכם. כך מרעים ושושבינים של</text:span></text:p>
      <text:p text:style-name="P66"><text:span text:style-name="T43">החתן מכבדין ומחבבין את החתן בכל מיני כבוד שמחה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16T20:34:06.728000000</dc:date>
    <meta:editing-duration>P3DT2H29M26S</meta:editing-duration>
    <meta:editing-cycles>52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4" meta:paragraph-count="115" meta:word-count="964" meta:character-count="5072" meta:non-whitespace-character-count="4099"/>
  </office:meta>
</office:document-meta>
</file>